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font-style="italic" style:font-style-asian="italic" style:font-style-complex="italic"/>
    </style:style>
    <style:style style:name="P2"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writing-mode="lr-tb">
        <style:tab-stops>
          <style:tab-stop style:position="0.543cm"/>
        </style:tab-stops>
      </style:paragraph-properties>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3"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writing-mode="lr-tb">
        <style:tab-stops>
          <style:tab-stop style:position="0.543cm"/>
        </style:tab-stops>
      </style:paragraph-properties>
      <style:text-properties style:use-window-font-color="true" style:font-name="Times New Roman" fo:font-size="12pt" fo:language="pt" fo:country="BR" fo:font-weight="normal" fo:background-color="transparent" style:font-name-asian="Times New Roman" style:font-size-asian="12pt" style:font-weight-asian="normal" style:font-name-complex="Times New Roman" style:font-size-complex="12pt" style:language-complex="ar" style:country-complex="SA" style:font-weight-complex="normal"/>
    </style:style>
    <style:style style:name="P4"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writing-mode="lr-tb">
        <style:tab-stops>
          <style:tab-stop style:position="0.543cm"/>
        </style:tab-stops>
      </style:paragraph-properties>
      <style:text-properties style:use-window-font-color="true" style:font-name="Times New Roman" fo:font-size="12pt" fo:language="pt" fo:country="BR" fo:font-weight="normal" fo:background-color="transparent" style:font-name-asian="Times New Roman" style:font-size-asian="12pt" style:font-weight-asian="normal" style:font-name-complex="Times New Roman" style:font-size-complex="12pt" style:language-complex="ar" style:country-complex="SA" style:font-weight-complex="normal"/>
    </style:style>
    <style:style style:name="P5"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writing-mode="lr-tb">
        <style:tab-stops>
          <style:tab-stop style:position="0.543cm"/>
        </style:tab-stops>
      </style:paragraph-properties>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6"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writing-mode="lr-tb">
        <style:tab-stops>
          <style:tab-stop style:position="0.543cm"/>
        </style:tab-stops>
      </style:paragraph-properties>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7"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writing-mode="lr-tb">
        <style:tab-stops>
          <style:tab-stop style:position="0.543cm"/>
        </style:tab-stops>
      </style:paragraph-properties>
      <style:text-properties style:use-window-font-color="true" style:font-name="Times New Roman" fo:font-size="12pt" fo:language="pt" fo:country="BR" style:text-underline-style="solid" style:text-underline-width="auto" style:text-underline-color="font-color" fo:font-weight="normal" style:font-name-asian="Times New Roman" style:font-size-asian="12pt" style:font-weight-asian="normal" style:font-name-complex="Times New Roman" style:font-size-complex="12pt" style:language-complex="ar" style:country-complex="SA" style:font-weight-complex="normal"/>
    </style:style>
    <style:style style:name="P8"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writing-mode="lr-tb">
        <style:tab-stops>
          <style:tab-stop style:position="0.543cm"/>
        </style:tab-stops>
      </style:paragraph-properties>
      <style:text-properties style:use-window-font-color="true" style:font-name="Times New Roman" fo:font-size="16pt" fo:language="pt" fo:country="BR" fo:font-weight="bold" style:font-name-asian="Times New Roman" style:font-size-asian="16pt" style:font-weight-asian="bold" style:font-name-complex="Times New Roman" style:font-size-complex="16pt" style:language-complex="ar" style:country-complex="SA" style:font-weight-complex="bold"/>
    </style:style>
    <style:style style:name="P9"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writing-mode="lr-tb">
        <style:tab-stops>
          <style:tab-stop style:position="0.543cm"/>
        </style:tab-stops>
      </style:paragraph-properties>
      <style:text-properties style:use-window-font-color="true" style:font-name="Times New Roman" fo:font-size="14pt" fo:language="pt" fo:country="BR" fo:font-weight="bold" style:font-name-asian="Times New Roman" style:font-size-asian="14pt" style:font-weight-asian="bold" style:font-name-complex="Times New Roman" style:font-size-complex="14pt" style:language-complex="ar" style:country-complex="SA" style:font-weight-complex="bold"/>
    </style:style>
    <style:style style:name="P10"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writing-mode="lr-tb">
        <style:tab-stops>
          <style:tab-stop style:position="0.543cm"/>
        </style:tab-stops>
      </style:paragraph-properties>
      <style:text-properties style:use-window-font-color="true" style:font-name="Times New Roman" fo:font-size="14pt" fo:language="pt" fo:country="BR" style:text-underline-style="none" fo:font-weight="bold" style:font-name-asian="Times New Roman" style:font-size-asian="14pt" style:font-weight-asian="bold" style:font-name-complex="Times New Roman" style:font-size-complex="14pt" style:language-complex="ar" style:country-complex="SA" style:font-weight-complex="bold"/>
    </style:style>
    <style:style style:name="P11" style:family="paragraph" style:parent-style-name="Standard">
      <style:paragraph-properties fo:margin-left="0.556cm" fo:margin-right="0cm" fo:margin-top="0cm" fo:margin-bottom="0cm" loext:contextual-spacing="false" fo:line-height="100%" fo:text-align="justify" style:justify-single-word="false" fo:orphans="2" fo:widows="2" fo:text-indent="0cm" style:auto-text-indent="false" style:writing-mode="lr-tb">
        <style:tab-stops>
          <style:tab-stop style:position="0.543cm"/>
        </style:tab-stops>
      </style:paragraph-properties>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12" style:family="paragraph" style:parent-style-name="Standard" style:list-style-name="L1">
      <style:paragraph-properties fo:margin-left="0cm" fo:margin-right="0cm" fo:margin-top="0cm" fo:margin-bottom="0cm" loext:contextual-spacing="false" fo:line-height="100%" fo:text-align="justify" style:justify-single-word="false" fo:orphans="2" fo:widows="2" fo:text-indent="0cm" style:auto-text-indent="false" style:writing-mode="lr-tb">
        <style:tab-stops>
          <style:tab-stop style:position="0.543cm"/>
        </style:tab-stops>
      </style:paragraph-properties>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13" style:family="paragraph" style:parent-style-name="Standard" style:list-style-name="L2">
      <style:paragraph-properties fo:margin-left="0cm" fo:margin-right="0cm" fo:margin-top="0cm" fo:margin-bottom="0cm" loext:contextual-spacing="false" fo:line-height="100%" fo:text-align="justify" style:justify-single-word="false" fo:orphans="2" fo:widows="2" fo:text-indent="0cm" style:auto-text-indent="false" style:writing-mode="lr-tb">
        <style:tab-stops>
          <style:tab-stop style:position="0.543cm"/>
        </style:tab-stops>
      </style:paragraph-properties>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14" style:family="paragraph" style:parent-style-name="Standard" style:list-style-name="L2">
      <style:paragraph-properties fo:margin-left="0cm" fo:margin-right="0cm" fo:margin-top="0cm" fo:margin-bottom="0cm" loext:contextual-spacing="false" fo:line-height="100%" fo:text-align="justify" style:justify-single-word="false" fo:orphans="2" fo:widows="2" fo:text-indent="0cm" style:auto-text-indent="false" style:writing-mode="lr-tb">
        <style:tab-stops>
          <style:tab-stop style:position="0.543cm"/>
        </style:tab-stops>
      </style:paragraph-properties>
      <style:text-properties style:use-window-font-color="true" style:font-name="Times New Roman" fo:font-size="12pt" fo:language="pt" fo:country="BR" fo:font-weight="normal" fo:background-color="transparent" style:font-name-asian="Times New Roman" style:font-size-asian="12pt" style:font-weight-asian="normal" style:font-name-complex="Times New Roman" style:font-size-complex="12pt" style:language-complex="ar" style:country-complex="SA" style:font-weight-complex="normal"/>
    </style:style>
    <style:style style:name="P15" style:family="paragraph" style:parent-style-name="Standard" style:list-style-name="L2">
      <style:paragraph-properties fo:margin-left="0cm" fo:margin-right="0cm" fo:margin-top="0cm" fo:margin-bottom="0cm" loext:contextual-spacing="false" fo:line-height="100%" fo:text-align="justify" style:justify-single-word="false" fo:orphans="2" fo:widows="2" fo:text-indent="0cm" style:auto-text-indent="false" style:writing-mode="lr-tb">
        <style:tab-stops>
          <style:tab-stop style:position="0.543cm"/>
        </style:tab-stops>
      </style:paragraph-properties>
      <style:text-properties style:use-window-font-color="true" style:font-name="Times New Roman" fo:font-size="12pt" fo:language="pt" fo:country="BR" fo:font-weight="normal" fo:background-color="#ffff00" style:font-name-asian="Times New Roman" style:font-size-asian="12pt" style:font-weight-asian="normal" style:font-name-complex="Times New Roman" style:font-size-complex="12pt" style:language-complex="ar" style:country-complex="SA" style:font-weight-complex="normal"/>
    </style:style>
    <style:style style:name="P16" style:family="paragraph" style:parent-style-name="Standard" style:list-style-name="L2">
      <style:paragraph-properties fo:margin-left="0cm" fo:margin-right="0cm" fo:margin-top="0cm" fo:margin-bottom="0cm" loext:contextual-spacing="false" fo:line-height="100%" fo:text-align="justify" style:justify-single-word="false" fo:orphans="2" fo:widows="2" fo:text-indent="0cm" style:auto-text-indent="false" style:writing-mode="lr-tb">
        <style:tab-stops>
          <style:tab-stop style:position="0.543cm"/>
        </style:tab-stops>
      </style:paragraph-properties>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17" style:family="paragraph" style:parent-style-name="Standard" style:list-style-name="L2">
      <style:paragraph-properties fo:margin-left="0cm" fo:margin-right="0cm" fo:margin-top="0cm" fo:margin-bottom="0cm" loext:contextual-spacing="false" fo:line-height="100%" fo:text-align="justify" style:justify-single-word="false" fo:orphans="2" fo:widows="2" fo:text-indent="0cm" style:auto-text-indent="false" style:writing-mode="lr-tb">
        <style:tab-stops>
          <style:tab-stop style:position="0.543cm"/>
        </style:tab-stops>
      </style:paragraph-properties>
      <style:text-properties style:use-window-font-color="true" style:font-name="Times New Roman" fo:font-size="12pt" fo:language="pt" fo:country="BR" fo:font-weight="bold" fo:background-color="transparent" style:font-name-asian="Times New Roman" style:font-size-asian="12pt" style:font-weight-asian="bold" style:font-name-complex="Times New Roman" style:font-size-complex="12pt" style:language-complex="ar" style:country-complex="SA"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background-color="transparent" loext:char-shading-value="0"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background-color="transparent" loext:char-shading-value="0"/>
    </style:style>
    <style:style style:name="T7" style:family="text">
      <style:text-properties officeooo:rsid="000fc0ab"/>
    </style:style>
    <style:style style:name="T8" style:family="text">
      <style:text-properties officeooo:rsid="00119b91"/>
    </style:style>
    <style:style style:name="T9" style:family="text">
      <style:text-properties officeooo:rsid="0012950b"/>
    </style:style>
    <text:list-style style:name="L1">
      <text:list-level-style-number text:level="1" text:style-name="Numbering_20_Symbols" style:num-suffix="." style:num-format="1">
        <style:list-level-properties text:space-before="-0.09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8">Anexo I – DSIC <text:span text:style-name="T7">3 Cia F Esp</text:span></text:p>
      <text:p text:style-name="P5"/>
      <text:p text:style-name="P5"/>
      <text:p text:style-name="P9">CONCEITOS E DEFINIÇÕES</text:p>
      <text:p text:style-name="P5"/>
      <text:p text:style-name="P5"/>
      <text:p text:style-name="P10">CONCEITOS</text:p>
      <text:p text:style-name="P7"/>
      <text:p text:style-name="P7"/>
      <text:p text:style-name="P2"><text:tab/>I. <text:span text:style-name="T4">Ameaças</text:span>: condições que podem causar incidentes por meio da revelação de vulnerabilidades.</text:p>
      <text:p text:style-name="P11">II. <text:span text:style-name="T4">Ativo</text:span>: a informação em si, ou qualquer componente que integra um dos processos que interferem direta, ou indiretamente, no fluxo das informações organizacionais, desde sua origem até seu destino, tais como: equipamentos computacionais, sistemas, manuais, ferramentas de desenvolvimento, mídias, serviços gerais (iluminação, eletricidade,...), entre outros.</text:p>
      <text:list xml:id="list1082855142" text:style-name="L1">
        <text:list-header>
          <text:p text:style-name="P12">III. <text:span text:style-name="T2">Adware</text:span> (<text:span text:style-name="T1">Advertising software</text:span>): é um tipo de software especificamente projetado para apresentar propagandas, seja através de um <text:span text:style-name="T1">browser</text:span>, seja através de algum outro programa instalado em um computador.</text:p>
          <text:p text:style-name="P12">IV. <text:span text:style-name="T4">Antivírus</text:span>: são programas que procuram detectar e, então, anular ou remover os vírus de computador.</text:p>
          <text:p text:style-name="P12">V. <text:span text:style-name="T4">Autoridade Certificadora</text:span> (AC): é a entidade responsável por emitir certificados digitais.</text:p>
          <text:p text:style-name="P12">VI. <text:span text:style-name="T2">Botnets</text:span>: são redes formadas por computadores infectados com bots.</text:p>
          <text:p text:style-name="P12">VII. <text:span text:style-name="T2">Bot</text:span>: é um programa capaz se propagar automaticamente, explorando vulnerabilidades existentes ou falhas na configuração de softwares instalados em um computador.</text:p>
          <text:p text:style-name="P12">VIII. <text:span text:style-name="T4">Boatos</text:span> (<text:span text:style-name="T1">hoaxes</text:span>): são <text:span text:style-name="T1">e-mail</text:span>s que possuem conteúdos alarmantes e falsos que, geralmente, têm como remetente ou apontam como autora da mensagem alguma instituição, empresa importante ou órgão governamental.</text:p>
          <text:p text:style-name="P12">IX. <text:span text:style-name="T2">Backdoors</text:span>: programas que permitem o retorno de um invasor a um computador comprometido, utilizando serviços criados ou modificados para este fim.</text:p>
          <text:p text:style-name="P12">X. <text:span text:style-name="T2">Cookies</text:span>: são pequenas informações que os sites visitados podem armazenar nos <text:span text:style-name="T1">browser</text:span>s, de forma que na visita seguinte ao mesmo site, este já possua um mínimo de informação sobre o comportamento do usuário.</text:p>
          <text:p text:style-name="P12">XI. <text:span text:style-name="T4">Código malicioso</text:span> ou <text:span text:style-name="T1">Malware</text:span>: (Malicious Software) é um termo genérico que abrange todos os tipos de programas especificamente desenvolvidos para executar ações danosas a um computador.</text:p>
          <text:p text:style-name="P12">XII. <text:span text:style-name="T4">Cavalo de tróia</text:span> <text:span text:style-name="T1">(trojan horse)</text:span>: é um programa, normalmente recebido como um “presente” (por exemplo, cartão virtual, álbum de fotos, protetor de tela, jogos, etc.), que além de executar funções para as quais foi aparentemente projetado, também executa outras funções, normalmente, maliciosas e sem o conhecimento do usuário.</text:p>
          <text:p text:style-name="P12">XIII. <text:span text:style-name="T4">Certificado digital</text:span>: é um arquivo eletrônico que contém dados de uma pessoa ou instituição, utilizados para comprovar sua identidade (autenticidade).</text:p>
          <text:p text:style-name="P12">XIV. <text:span text:style-name="T2">Firewall</text:span><text:span text:style-name="T4">s</text:span>: são dispositivos constituídos pela combinação de software e hardware, utilizados para controlar o acesso entre redes de computadores.</text:p>
          <text:p text:style-name="P12">XV.<text:span text:style-name="T4"> </text:span><text:span text:style-name="T2">Firewall</text:span><text:span text:style-name="T4"> pessoal</text:span>: é um programa utilizado para proteger um computador pessoal contra acessos não autorizados, oriundos da rede.</text:p>
          <text:p text:style-name="P12">XVI. <text:span text:style-name="T4">Informação</text:span>: ativo valorizado nas corporações, o que requer proteção correspondente ao seu coeficiente de valor. </text:p>
          <text:p text:style-name="P12"><text:span text:style-name="T5">XVII</text:span><text:span text:style-name="T1">. </text:span><text:span text:style-name="T2">Keylogger</text:span> é um programa capaz de capturar e armazenar as teclas digitadas pelo usuário no teclado de um computador, no intuito de revelar senhas.</text:p>
          <text:p text:style-name="P12">XVIII. <text:span text:style-name="T4">Riscos</text:span>: são as probabilidades das ameaças descobrirem as vulnerabilidades e, conseqüentemente, causarem impactos aos negócios. </text:p>
          <text:p text:style-name="P12"><text:soft-page-break/>XIX. <text:span text:style-name="T2">Spyware</text:span>: é o termo utilizado para se referir a uma grande categoria de software que tem o objetivo de monitorar atividades de um sistema e enviar as informações coletadas para terceiros.</text:p>
          <text:p text:style-name="P12">XX. <text:span text:style-name="T2">Spam</text:span>: é o termo usado para se referir aos <text:span text:style-name="T1">e-mail</text:span>s não solicitados, que geralmente são enviados automaticamente para um grande número de pessoas.</text:p>
          <text:p text:style-name="P12">XXI. <text:span text:style-name="T4">Usuários internos</text:span>: militares integrantes d<text:span text:style-name="T9">a</text:span> <text:span text:style-name="T9">Força 3</text:span>, e desde que previamente autorizados, os funcionários de empresas prestadoras de serviços terceirizados, consultores, estagiários, e outras pessoas que se encontrem a serviço d<text:span text:style-name="T9">a</text:span> <text:span text:style-name="T9">3CIAFESP</text:span>, utilizando em caráter temporário, <text:span text:style-name="T9">seus</text:span> recursos tecnológicos.</text:p>
          <text:p text:style-name="P12">XXII. <text:span text:style-name="T4">Usuários externos</text:span>: todos que direta, ou indiretamente, acessem recursos de tecnologia da informação disponibilizados pel<text:span text:style-name="T9">a</text:span> <text:span text:style-name="T9">Força 3</text:span>.</text:p>
          <text:p text:style-name="P12">XXIII. <text:span text:style-name="T4">Vulnerabilidade</text:span>: é definida como uma falha no projeto, implementação ou configuração de um software ou sistema operacional que, quando explorada por um atacante, resulta na violação da segurança de um computador ou sistema.</text:p>
          <text:p text:style-name="P12">XXIV. <text:span text:style-name="T4">Impacto</text:span>: prejuízo decorrente de uma vulnerabilidade ter sido descoberta por uma ameaça. </text:p>
          <text:p text:style-name="P12">XXV. <text:span text:style-name="T4">Vírus</text:span>: é um programa, ou parte de um programa, de computador, normalmente malicioso, que se propaga inserindo copias de si mesmo e tornando-se parte de outros programas e arquivos, de computadores que se comunicam, ou de dispositivos móveis de entrada de dados.</text:p>
          <text:p text:style-name="P12">XXVI. <text:span text:style-name="T2">Worm</text:span>: é um programa capaz de se propagar automaticamente através de redes, enviando cópias de si mesmo de computador para computador.</text:p>
        </text:list-header>
      </text:list>
      <text:p text:style-name="P6"/>
      <text:p text:style-name="P6"/>
      <text:p text:style-name="P10">DEFINIÇÕES</text:p>
      <text:p text:style-name="P2"/>
      <text:p text:style-name="P2"/>
      <text:list xml:id="list4000628267" text:style-name="L2">
        <text:list-item>
          <text:p text:style-name="P16">Hardware</text:p>
        </text:list-item>
      </text:list>
      <text:p text:style-name="P2"><text:tab/><text:span text:style-name="T6">CPUs, placas, teclados, terminais, estações de trabalho, computadores pessoais, impressoras, disk </text:span><text:span text:style-name="T3">drives</text:span><text:span text:style-name="T6">, linhas de comunicações, servidores, roteadores, hubs, switches, etc. </text:span></text:p>
      <text:p text:style-name="P3"/>
      <text:list xml:id="list225316508888746" text:continue-numbering="true" text:style-name="L2">
        <text:list-item>
          <text:p text:style-name="P16">Software</text:p>
          <text:list>
            <text:list-item>
              <text:list>
                <text:list-item>
                  <text:list>
                    <text:list-item>
                      <text:list>
                        <text:list-item>
                          <text:list>
                            <text:list-header>
                              <text:p text:style-name="P13"><text:s/><text:tab/><text:span text:style-name="T6">Programas-fonte, programas-objeto, programas utilitários, programas de diagnóstico, sistemas operacionais e programas de comunicação.</text:span></text:p>
                              <text:p text:style-name="P14"/>
                            </text:list-header>
                          </text:list>
                        </text:list-item>
                      </text:list>
                    </text:list-item>
                  </text:list>
                </text:list-item>
              </text:list>
            </text:list-item>
          </text:list>
        </text:list-item>
        <text:list-item>
          <text:p text:style-name="P17">Dados</text:p>
          <text:p text:style-name="P14"><text:s/><text:tab/>Durante a execução, armazenados on-line, arquivados off-line, auditoria de logs, bancos de dados, em trânsito nos meios de comunicações.</text:p>
          <text:p text:style-name="P15"/>
        </text:list-item>
        <text:list-item>
          <text:p text:style-name="P16">Pessoas</text:p>
          <text:p text:style-name="P13"><text:s/><text:tab/>Usuários, administradores e técnicos de manutenção.</text:p>
          <text:p text:style-name="P13"/>
        </text:list-item>
        <text:list-item>
          <text:p text:style-name="P16">Documentação</text:p>
          <text:p text:style-name="P13"><text:s/><text:tab/> Programas, hardware, sistemas, procedimentos de administração local.</text:p>
          <text:p text:style-name="P13"/>
        </text:list-item>
        <text:list-item>
          <text:p text:style-name="P16">Suprimentos</text:p>
        </text:list-item>
      </text:list>
      <text:p text:style-name="P2"><text:s/><text:tab/>Papéis, formulários, meios magnéticos.</text:p>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T1" style:family="text">
      <style:text-properties officeooo:rsid="00119b9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nexo I – DSIC <text:span text:style-name="MT1">3 Cia F Esp</text:span><text:tab/><text:tab/>Página <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ldeira </meta:initial-creator>
    <meta:creation-date>2010-06-16T08:36:51</meta:creation-date>
    <meta:generator>LibreOffice/6.1.0.3$Windows_X86_64 LibreOffice_project/efb621ed25068d70781dc026f7e9c5187a4decd1</meta:generator>
    <dc:date>2018-09-11T22:53:14.922000000</dc:date>
    <meta:editing-duration>PT48M9S</meta:editing-duration>
    <meta:editing-cycles>18</meta:editing-cycles>
    <meta:document-statistic meta:table-count="0" meta:image-count="0" meta:object-count="0" meta:page-count="2" meta:paragraph-count="43" meta:word-count="754" meta:character-count="5299" meta:non-whitespace-character-count="4574"/>
  </office:meta>
</office:document-meta>
</file>